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153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99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57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9.776cm" svg:y1="13.459cm" svg:x2="11.799cm" svg:y2="13.459cm">
              <text:p/>
            </draw:line>
            <draw:line draw:style-name="gr1" draw:text-style-name="P1" draw:layer="layout" svg:x1="9.781cm" svg:y1="13.959cm" svg:x2="12.298cm" svg:y2="13.959cm">
              <text:p/>
            </draw:line>
            <draw:line draw:style-name="gr1" draw:text-style-name="P1" draw:layer="layout" svg:x1="9.772cm" svg:y1="14.958cm" svg:x2="12.3cm" svg:y2="14.958cm">
              <text:p/>
            </draw:line>
            <draw:line draw:style-name="gr1" draw:text-style-name="P1" draw:layer="layout" svg:x1="9.775cm" svg:y1="13.459cm" svg:x2="9.775cm" svg:y2="16.459cm">
              <text:p/>
            </draw:line>
            <draw:line draw:style-name="gr1" draw:text-style-name="P1" draw:layer="layout" svg:x1="11.786cm" svg:y1="13.459cm" svg:x2="11.786cm" svg:y2="16.459cm">
              <text:p/>
            </draw:line>
            <draw:line draw:style-name="gr1" draw:text-style-name="P1" draw:layer="layout" svg:x1="9.772cm" svg:y1="15.457cm" svg:x2="11.8cm" svg:y2="15.457cm">
              <text:p/>
            </draw:line>
            <draw:line draw:style-name="gr1" draw:text-style-name="P1" draw:layer="layout" svg:x1="9.772cm" svg:y1="16.459cm" svg:x2="11.8cm" svg:y2="16.459cm">
              <text:p/>
            </draw:line>
            <draw:line draw:style-name="gr1" draw:text-style-name="P1" draw:layer="layout" svg:x1="12.298cm" svg:y1="14.959cm" svg:x2="12.298cm" svg:y2="13.959cm">
              <text:p/>
            </draw:line>
            <draw:line draw:style-name="gr1" draw:text-style-name="P1" draw:layer="layout" svg:x1="9.798cm" svg:y1="15.457cm" svg:x2="9.298cm" svg:y2="15.457cm">
              <text:p/>
            </draw:line>
            <draw:line draw:style-name="gr1" draw:text-style-name="P1" draw:layer="layout" svg:x1="9.798cm" svg:y1="16.459cm" svg:x2="9.298cm" svg:y2="16.459cm">
              <text:p/>
            </draw:line>
            <draw:line draw:style-name="gr1" draw:text-style-name="P1" draw:layer="layout" svg:x1="9.298cm" svg:y1="15.457cm" svg:x2="9.298cm" svg:y2="16.457cm">
              <text:p/>
            </draw:line>
          </draw:g>
          <draw:frame draw:style-name="gr2" draw:text-style-name="P3" draw:layer="layout" svg:width="0.399cm" svg:height="0.38cm" svg:x="11.84cm" svg:y="16.251cm">
            <draw:text-box>
              <text:p text:style-name="P2"><text:span text:style-name="T1">M</text:span></text:p>
            </draw:text-box>
          </draw:frame>
          <draw:frame draw:style-name="gr3" draw:text-style-name="P3" draw:layer="layout" svg:width="0.357cm" svg:height="0.38cm" svg:x="11.84cm" svg:y="15.337cm">
            <draw:text-box>
              <text:p text:style-name="P2"><text:span text:style-name="T1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153" draw:display-name="Dashed (var) 615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00:58.937304191</meta:creation-date>
    <dc:date>2018-05-18T12:01:21.293683753</dc:date>
    <meta:editing-duration>PT22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